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07B0000007B2A80E7DB.gif" manifest:media-type="image/gif"/>
  <manifest:file-entry manifest:full-path="Pictures/10000201000001140000012C76D41E36.png" manifest:media-type="image/png"/>
  <manifest:file-entry manifest:full-path="Pictures/10000000000000760000007627A58627.gif" manifest:media-type="image/gif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00000000343000001B583C2074C.jpg" manifest:media-type="image/jpeg"/>
  <manifest:file-entry manifest:full-path="Pictures/100000000000021F0000021FC645662D.jpg" manifest:media-type="image/jpeg"/>
  <manifest:file-entry manifest:full-path="Pictures/100000000000007800000078171A3D7B.gif" manifest:media-type="image/gif"/>
  <manifest:file-entry manifest:full-path="Pictures/TablePreview7.svm" manifest:media-type=""/>
  <manifest:file-entry manifest:full-path="Pictures/TablePreview3.svm" manifest:media-type=""/>
  <manifest:file-entry manifest:full-path="Pictures/100002010000012C000000B7616863A2.png" manifest:media-type="image/png"/>
  <manifest:file-entry manifest:full-path="Pictures/100002010000012A0000012C2B2303EC.png" manifest:media-type="image/png"/>
  <manifest:file-entry manifest:full-path="Pictures/10000201000001190000012CD610D67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10000000000000A0000000A265565B48.jpg" manifest:media-type="image/jpeg"/>
  <manifest:file-entry manifest:full-path="Pictures/TablePreview10.svm" manifest:media-type=""/>
  <manifest:file-entry manifest:full-path="Pictures/100000000000006900000069C0381401.gif" manifest:media-type="image/gif"/>
  <manifest:file-entry manifest:full-path="Pictures/100000000000007E0000007E02CD2C8A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svg:stroke-width="0.05cm" draw:marker-start-width="0.275cm" draw:marker-end-width="0.275cm" draw:fill="gradient" draw:fill-gradient-name="Radial_20_red_2f_yellow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9cm"/>
    </style:style>
    <style:style style:name="gr1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width="0.02cm" draw:marker-start-width="0.33cm" draw:marker-end-width="0.33cm" draw:fill="none" draw:textarea-horizontal-align="center" draw:textarea-vertical-align="middle" draw:color-mode="standard" draw:luminance="0%" draw:contrast="0%" draw:gamma="56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35cm" draw:marker-end-width="0.35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textarea-vertical-align="middle" draw:auto-grow-height="false" fo:min-height="0.749cm" fo:min-width="0.499cm" fo:padding-top="0.15cm" fo:padding-bottom="0.15cm" fo:padding-left="0.275cm" fo:padding-right="0.275cm"/>
    </style:style>
    <style:style style:name="co1" style:family="table-column">
      <style:table-column-properties style:column-width="5.509cm" style:use-optimal-column-width="false"/>
    </style:style>
    <style:style style:name="co2" style:family="table-column">
      <style:table-column-properties style:column-width="5.508cm" style:use-optimal-column-width="false"/>
    </style:style>
    <style:style style:name="co3" style:family="table-column">
      <style:table-column-properties style:column-width="3.102cm" style:use-optimal-column-width="false"/>
    </style:style>
    <style:style style:name="co4" style:family="table-column">
      <style:table-column-properties style:column-width="3.1cm" style:use-optimal-column-width="false"/>
    </style:style>
    <style:style style:name="ro1" style:family="table-row">
      <style:table-row-properties style:row-height="4.538cm"/>
    </style:style>
    <style:style style:name="ro2" style:family="table-row">
      <style:table-row-properties style:row-height="4.263cm"/>
    </style:style>
    <style:style style:name="ro3" style:family="table-row">
      <style:table-row-properties style:row-height="4.267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ce4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family="'Liberation Sans'" style:font-family-generic="swiss" style:font-pitch="variable"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100pt" style:font-size-asian="100pt" style:font-size-complex="100pt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24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48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00pt" style:font-size-asian="100pt" style:font-size-complex="100pt"/>
    </style:style>
    <style:style style:name="T5" style:family="text">
      <style:text-properties fo:font-family="'Liberation Sans'" style:font-family-generic="swiss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1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5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5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5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5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D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2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g>
            <draw:custom-shape draw:style-name="gr7" draw:text-style-name="P1" draw:layer="layout" svg:width="4.061cm" svg:height="1.625cm" svg:x="30.439cm" svg:y="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30.439cm" svg:y1="3.687cm" svg:x2="34.499cm" svg:y2="3.687cm">
              <text:p/>
            </draw:line>
            <draw:line draw:style-name="gr9" draw:text-style-name="P1" draw:layer="layout" svg:x1="31.251cm" svg:y1="2.875cm" svg:x2="31.251cm" svg:y2="4.5cm">
              <text:p/>
            </draw:line>
            <draw:line draw:style-name="gr9" draw:text-style-name="P1" draw:layer="layout" svg:x1="32.063cm" svg:y1="2.875cm" svg:x2="32.063cm" svg:y2="4.5cm">
              <text:p/>
            </draw:line>
            <draw:line draw:style-name="gr9" draw:text-style-name="P1" draw:layer="layout" svg:x1="32.875cm" svg:y1="2.875cm" svg:x2="32.875cm" svg:y2="4.5cm">
              <text:p/>
            </draw:line>
            <draw:line draw:style-name="gr9" draw:text-style-name="P1" draw:layer="layout" svg:x1="33.687cm" svg:y1="2.875cm" svg:x2="33.687cm" svg:y2="4.5cm">
              <text:p/>
            </draw:line>
          </draw:g>
          <draw:custom-shape draw:style-name="gr10" draw:text-style-name="P1" draw:layer="layout" svg:width="0.373cm" svg:height="0.372cm" svg:x="30.671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5cm" svg:x="12.739cm" svg:y="11.3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2.739cm" svg:y1="12.187cm" svg:x2="16.799cm" svg:y2="12.187cm">
              <text:p/>
            </draw:line>
            <draw:line draw:style-name="gr9" draw:text-style-name="P1" draw:layer="layout" svg:x1="13.551cm" svg:y1="11.375cm" svg:x2="13.551cm" svg:y2="13cm">
              <text:p/>
            </draw:line>
            <draw:line draw:style-name="gr9" draw:text-style-name="P1" draw:layer="layout" svg:x1="14.363cm" svg:y1="11.375cm" svg:x2="14.363cm" svg:y2="13cm">
              <text:p/>
            </draw:line>
            <draw:line draw:style-name="gr9" draw:text-style-name="P1" draw:layer="layout" svg:x1="15.175cm" svg:y1="11.375cm" svg:x2="15.175cm" svg:y2="13cm">
              <text:p/>
            </draw:line>
            <draw:line draw:style-name="gr9" draw:text-style-name="P1" draw:layer="layout" svg:x1="15.986cm" svg:y1="11.375cm" svg:x2="15.986cm" svg:y2="13cm">
              <text:p/>
            </draw:line>
          </draw:g>
          <draw:custom-shape draw:style-name="gr10" draw:text-style-name="P1" draw:layer="layout" svg:width="0.373cm" svg:height="0.373cm" svg:x="12.971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6cm" svg:height="0.373cm" svg:x="13.793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2cm" svg:x="7.1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7.139cm" svg:y1="16.687cm" svg:x2="11.199cm" svg:y2="16.687cm">
              <text:p/>
            </draw:line>
            <draw:line draw:style-name="gr9" draw:text-style-name="P1" draw:layer="layout" svg:x1="7.951cm" svg:y1="15.875cm" svg:x2="7.951cm" svg:y2="17.5cm">
              <text:p/>
            </draw:line>
            <draw:line draw:style-name="gr9" draw:text-style-name="P1" draw:layer="layout" svg:x1="8.764cm" svg:y1="15.875cm" svg:x2="8.764cm" svg:y2="17.5cm">
              <text:p/>
            </draw:line>
            <draw:line draw:style-name="gr9" draw:text-style-name="P1" draw:layer="layout" svg:x1="9.576cm" svg:y1="15.875cm" svg:x2="9.576cm" svg:y2="17.5cm">
              <text:p/>
            </draw:line>
            <draw:line draw:style-name="gr9" draw:text-style-name="P1" draw:layer="layout" svg:x1="10.387cm" svg:y1="15.875cm" svg:x2="10.387cm" svg:y2="17.5cm">
              <text:p/>
            </draw:line>
          </draw:g>
          <draw:custom-shape draw:style-name="gr10" draw:text-style-name="P1" draw:layer="layout" svg:width="0.372cm" svg:height="0.373cm" svg:x="7.372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3cm" svg:x="8.19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3cm" svg:x="9.017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1cm" svg:height="1.625cm" svg:x="18.2cm" svg:y="15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8.201cm" svg:y1="16.687cm" svg:x2="22.261cm" svg:y2="16.687cm">
              <text:p/>
            </draw:line>
            <draw:line draw:style-name="gr9" draw:text-style-name="P1" draw:layer="layout" svg:x1="19.013cm" svg:y1="15.875cm" svg:x2="19.013cm" svg:y2="17.5cm">
              <text:p/>
            </draw:line>
            <draw:line draw:style-name="gr9" draw:text-style-name="P1" draw:layer="layout" svg:x1="19.825cm" svg:y1="15.875cm" svg:x2="19.825cm" svg:y2="17.5cm">
              <text:p/>
            </draw:line>
            <draw:line draw:style-name="gr9" draw:text-style-name="P1" draw:layer="layout" svg:x1="20.637cm" svg:y1="15.875cm" svg:x2="20.637cm" svg:y2="17.5cm">
              <text:p/>
            </draw:line>
            <draw:line draw:style-name="gr9" draw:text-style-name="P1" draw:layer="layout" svg:x1="21.449cm" svg:y1="15.875cm" svg:x2="21.449cm" svg:y2="17.5cm">
              <text:p/>
            </draw:line>
          </draw:g>
          <draw:custom-shape draw:style-name="gr10" draw:text-style-name="P1" draw:layer="layout" svg:width="0.372cm" svg:height="0.373cm" svg:x="18.434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3cm" svg:x="19.256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3cm" svg:x="20.079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3cm" svg:x="20.902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3cm" svg:x="21.643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2cm" svg:height="0.374cm" svg:x="18.434cm" svg:y="16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5cm" svg:x="12.74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2.739cm" svg:y1="7.312cm" svg:x2="16.799cm" svg:y2="7.312cm">
              <text:p/>
            </draw:line>
            <draw:line draw:style-name="gr9" draw:text-style-name="P1" draw:layer="layout" svg:x1="13.551cm" svg:y1="6.5cm" svg:x2="13.551cm" svg:y2="8.125cm">
              <text:p/>
            </draw:line>
            <draw:line draw:style-name="gr9" draw:text-style-name="P1" draw:layer="layout" svg:x1="14.364cm" svg:y1="6.5cm" svg:x2="14.364cm" svg:y2="8.125cm">
              <text:p/>
            </draw:line>
            <draw:line draw:style-name="gr9" draw:text-style-name="P1" draw:layer="layout" svg:x1="15.176cm" svg:y1="6.5cm" svg:x2="15.176cm" svg:y2="8.125cm">
              <text:p/>
            </draw:line>
            <draw:line draw:style-name="gr9" draw:text-style-name="P1" draw:layer="layout" svg:x1="15.988cm" svg:y1="6.5cm" svg:x2="15.988cm" svg:y2="8.125cm">
              <text:p/>
            </draw:line>
          </draw:g>
          <draw:custom-shape draw:style-name="gr10" draw:text-style-name="P1" draw:layer="layout" svg:width="0.373cm" svg:height="0.374cm" svg:x="12.972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3.795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4.618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15.44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4cm" svg:x="16.183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4cm" svg:x="12.972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3.795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3cm" svg:x="18.2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8.2cm" svg:y1="12.312cm" svg:x2="22.26cm" svg:y2="12.312cm">
              <text:p/>
            </draw:line>
            <draw:line draw:style-name="gr9" draw:text-style-name="P1" draw:layer="layout" svg:x1="19.012cm" svg:y1="11.5cm" svg:x2="19.012cm" svg:y2="13.125cm">
              <text:p/>
            </draw:line>
            <draw:line draw:style-name="gr9" draw:text-style-name="P1" draw:layer="layout" svg:x1="19.824cm" svg:y1="11.5cm" svg:x2="19.824cm" svg:y2="13.125cm">
              <text:p/>
            </draw:line>
            <draw:line draw:style-name="gr9" draw:text-style-name="P1" draw:layer="layout" svg:x1="20.636cm" svg:y1="11.5cm" svg:x2="20.636cm" svg:y2="13.125cm">
              <text:p/>
            </draw:line>
            <draw:line draw:style-name="gr9" draw:text-style-name="P1" draw:layer="layout" svg:x1="21.448cm" svg:y1="11.5cm" svg:x2="21.448cm" svg:y2="13.125cm">
              <text:p/>
            </draw:line>
          </draw:g>
          <draw:custom-shape draw:style-name="gr10" draw:text-style-name="P1" draw:layer="layout" svg:width="0.374cm" svg:height="0.374cm" svg:x="18.432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9.255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20.078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20.9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4cm" svg:x="21.643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5cm" svg:x="18.432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5cm" svg:x="19.255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5cm" svg:x="20.078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4cm" svg:x="7.14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7.139cm" svg:y1="12.313cm" svg:x2="11.199cm" svg:y2="12.313cm">
              <text:p/>
            </draw:line>
            <draw:line draw:style-name="gr9" draw:text-style-name="P1" draw:layer="layout" svg:x1="7.951cm" svg:y1="11.501cm" svg:x2="7.951cm" svg:y2="13.126cm">
              <text:p/>
            </draw:line>
            <draw:line draw:style-name="gr9" draw:text-style-name="P1" draw:layer="layout" svg:x1="8.764cm" svg:y1="11.501cm" svg:x2="8.764cm" svg:y2="13.126cm">
              <text:p/>
            </draw:line>
            <draw:line draw:style-name="gr9" draw:text-style-name="P1" draw:layer="layout" svg:x1="9.575cm" svg:y1="11.501cm" svg:x2="9.575cm" svg:y2="13.126cm">
              <text:p/>
            </draw:line>
            <draw:line draw:style-name="gr9" draw:text-style-name="P1" draw:layer="layout" svg:x1="10.387cm" svg:y1="11.501cm" svg:x2="10.387cm" svg:y2="13.126cm">
              <text:p/>
            </draw:line>
          </draw:g>
          <draw:custom-shape draw:style-name="gr10" draw:text-style-name="P1" draw:layer="layout" svg:width="0.373cm" svg:height="0.374cm" svg:x="7.37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8.194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9.017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9.839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0.58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5cm" svg:x="7.372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5cm" svg:x="8.194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5cm" svg:x="9.017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5cm" svg:x="9.839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1cm" svg:height="1.625cm" svg:x="7.139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7.139cm" svg:y1="7.313cm" svg:x2="11.199cm" svg:y2="7.313cm">
              <text:p/>
            </draw:line>
            <draw:line draw:style-name="gr9" draw:text-style-name="P1" draw:layer="layout" svg:x1="7.951cm" svg:y1="6.5cm" svg:x2="7.951cm" svg:y2="8.125cm">
              <text:p/>
            </draw:line>
            <draw:line draw:style-name="gr9" draw:text-style-name="P1" draw:layer="layout" svg:x1="8.764cm" svg:y1="6.5cm" svg:x2="8.764cm" svg:y2="8.125cm">
              <text:p/>
            </draw:line>
            <draw:line draw:style-name="gr9" draw:text-style-name="P1" draw:layer="layout" svg:x1="9.576cm" svg:y1="6.5cm" svg:x2="9.576cm" svg:y2="8.125cm">
              <text:p/>
            </draw:line>
            <draw:line draw:style-name="gr9" draw:text-style-name="P1" draw:layer="layout" svg:x1="10.387cm" svg:y1="6.5cm" svg:x2="10.387cm" svg:y2="8.125cm">
              <text:p/>
            </draw:line>
          </draw:g>
          <draw:custom-shape draw:style-name="gr10" draw:text-style-name="P1" draw:layer="layout" svg:width="0.373cm" svg:height="0.374cm" svg:x="7.37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8.194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9.017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4cm" svg:x="9.841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0.58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4cm" svg:x="12.7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2.739cm" svg:y1="16.688cm" svg:x2="16.799cm" svg:y2="16.688cm">
              <text:p/>
            </draw:line>
            <draw:line draw:style-name="gr9" draw:text-style-name="P1" draw:layer="layout" svg:x1="13.55cm" svg:y1="15.876cm" svg:x2="13.55cm" svg:y2="17.501cm">
              <text:p/>
            </draw:line>
            <draw:line draw:style-name="gr9" draw:text-style-name="P1" draw:layer="layout" svg:x1="14.363cm" svg:y1="15.876cm" svg:x2="14.363cm" svg:y2="17.501cm">
              <text:p/>
            </draw:line>
            <draw:line draw:style-name="gr9" draw:text-style-name="P1" draw:layer="layout" svg:x1="15.175cm" svg:y1="15.876cm" svg:x2="15.175cm" svg:y2="17.501cm">
              <text:p/>
            </draw:line>
            <draw:line draw:style-name="gr9" draw:text-style-name="P1" draw:layer="layout" svg:x1="15.986cm" svg:y1="15.876cm" svg:x2="15.986cm" svg:y2="17.501cm">
              <text:p/>
            </draw:line>
          </draw:g>
          <draw:custom-shape draw:style-name="gr10" draw:text-style-name="P1" draw:layer="layout" svg:width="0.373cm" svg:height="0.374cm" svg:x="12.971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13.793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4.616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5.4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7" draw:text-style-name="P1" draw:layer="layout" svg:width="4.06cm" svg:height="1.623cm" svg:x="18.2cm" svg:y="6.3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8.2cm" svg:y1="7.187cm" svg:x2="22.26cm" svg:y2="7.187cm">
              <text:p/>
            </draw:line>
            <draw:line draw:style-name="gr9" draw:text-style-name="P1" draw:layer="layout" svg:x1="19.012cm" svg:y1="6.375cm" svg:x2="19.012cm" svg:y2="8cm">
              <text:p/>
            </draw:line>
            <draw:line draw:style-name="gr9" draw:text-style-name="P1" draw:layer="layout" svg:x1="19.824cm" svg:y1="6.375cm" svg:x2="19.824cm" svg:y2="8cm">
              <text:p/>
            </draw:line>
            <draw:line draw:style-name="gr9" draw:text-style-name="P1" draw:layer="layout" svg:x1="20.636cm" svg:y1="6.375cm" svg:x2="20.636cm" svg:y2="8cm">
              <text:p/>
            </draw:line>
            <draw:line draw:style-name="gr9" draw:text-style-name="P1" draw:layer="layout" svg:x1="21.448cm" svg:y1="6.375cm" svg:x2="21.448cm" svg:y2="8cm">
              <text:p/>
            </draw:line>
          </draw:g>
          <draw:custom-shape draw:style-name="gr10" draw:text-style-name="P1" draw:layer="layout" svg:width="0.374cm" svg:height="0.373cm" svg:x="18.432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3cm" svg:x="19.255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3cm" svg:x="20.078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3cm" svg:x="20.901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3cm" svg:x="21.644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18.432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19.255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5cm" svg:height="0.374cm" svg:x="20.078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4cm" svg:height="0.374cm" svg:x="20.901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73cm" svg:height="0.374cm" svg:x="21.644cm" svg:y="7.3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" draw:text-style-name="P4" draw:layer="layout" svg:width="8cm" svg:height="9.25cm" svg:x="-7.5cm" svg:y="-0.5cm">
          <draw:text-box>
            <text:p><text:span text:style-name="T4">??</text:span></text:p>
          </draw:text-box>
        </draw:frame>
      </draw:page>
      <draw:page draw:name="page2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4cm" svg:height="3.314cm" svg:x="24.2cm" svg:y="7.153cm">
          <text:p text:style-name="P5"><text:span text:style-name="T2">10+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2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2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D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3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custom-shape draw:style-name="gr12" draw:text-style-name="P1" draw:layer="layout" svg:width="1.975cm" svg:height="1.976cm" svg:x="13.52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4.313cm" svg:y="11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4cm" svg:x="14.78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6cm" svg:x="14.78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13.83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4cm" svg:x="9.5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5cm" svg:height="0.396cm" svg:x="10.315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5cm" svg:x="20.654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21.442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5cm" svg:x="21.917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5cm" svg:x="18cm" svg:y="6.5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3cm" svg:height="0.396cm" svg:x="18.789cm" svg:y="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9.262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9.262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8.314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6cm" svg:x="6.93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3cm" svg:height="0.396cm" svg:x="7.724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8.197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8.197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7.249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5cm" svg:x="8.02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5cm" svg:x="9.289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6cm" svg:x="15.093cm" svg:y="15.5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5.881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4cm" svg:x="16.356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6cm" svg:x="16.356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15.407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6cm" svg:height="1.976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3.289cm" svg:y="1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6cm" svg:x="13.764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6cm" svg:x="13.764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2.816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5cm" svg:x="13.5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5cm" svg:x="13.839cm" svg:y="6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3.839cm" svg:y="6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4cm" svg:x="14.789cm" svg:y="7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5cm" svg:x="14.789cm" svg:y="6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13.839cm" svg:y="7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5cm" svg:x="19.153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4cm" svg:x="19.46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19.467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19.941cm" svg:y="16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4cm" svg:height="0.395cm" svg:x="20.417cm" svg:y="16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5cm" svg:x="9.654cm" svg:y="15.50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4cm" svg:x="10.917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5cm" svg:x="10.917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4cm" svg:x="9.968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5cm" svg:x="20.654cm" svg:y="11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5cm" svg:height="0.395cm" svg:x="21.917cm" svg:y="12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3cm" svg:height="0.394cm" svg:x="7.789cm" svg:y="16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8.262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8.262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6cm" svg:x="7.314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4cm" svg:height="1.976cm" svg:x="18cm" svg:y="11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3cm" svg:height="0.396cm" svg:x="18.789cm" svg:y="11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9.262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9.262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0.396cm" svg:height="0.395cm" svg:x="18.314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Standard">
        <draw:custom-shape draw:style-name="gr2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4cm" svg:x="1.501cm" svg:y="2.5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1.501cm" svg:y="7cm">
          <text:p text:style-name="P1"><text:span text:style-name="T1">0+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1.501cm" svg:y="11.5cm">
          <text:p text:style-name="P1"><text:span text:style-name="T1">3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1.501cm" svg:y="16cm">
          <text:p text:style-name="P1"><text:span text:style-name="T1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1.63cm" svg:height="1.641cm" svg:x="1.101cm" svg:y="6.5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442cm" svg:height="1.54cm" svg:x="1.101cm" svg:y="10.96cm">
          <draw:image xlink:href="Pictures/10000201000001190000012CD610D67C.png" xlink:type="simple" xlink:show="embed" xlink:actuate="onLoad">
            <text:p/>
          </draw:image>
        </draw:frame>
        <draw:frame draw:style-name="gr3" draw:text-style-name="P1" draw:layer="layout" svg:width="2cm" svg:height="1.221cm" svg:x="1.10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1" draw:text-style-name="P1" draw:layer="layout" svg:width="7.5cm" svg:height="4cm" svg:x="20.701cm" svg:y="2.5cm">
          <text:p text:style-name="P1"><text:span text:style-name="T1">3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7cm">
          <text:p text:style-name="P1"><text:span text:style-name="T1">2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11.5cm">
          <text:p text:style-name="P1"><text:span text:style-name="T1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5cm" svg:height="4cm" svg:x="20.701cm" svg:y="16cm">
          <text:p text:style-name="P1"><text:span text:style-name="T1">4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5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6" draw:text-style-name="P1" draw:layer="layout" svg:width="1.489cm" svg:height="1.617cm" svg:x="27.026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01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6"><text:span text:style-name="T5">4</text:span></text:p>
              </table:table-cell>
              <table:table-cell>
                <text:p text:style-name="P6"><text:span text:style-name="T5">0</text:span></text:p>
              </table:table-cell>
              <table:table-cell>
                <text:p text:style-name="P6"><text:span text:style-name="T5">4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5">3</text:span></text:p>
              </table:table-cell>
              <table:table-cell>
                <text:p text:style-name="P6"><text:span text:style-name="T5">6</text:span></text:p>
              </table:table-cell>
              <table:table-cell>
                <text:p text:style-name="P6"><text:span text:style-name="T5">2</text:span></text:p>
              </table:table-cell>
            </table:table-row>
            <table:table-row table:style-name="ro3" table:default-cell-style-name="ce4">
              <table:table-cell>
                <text:p text:style-name="P6"><text:span text:style-name="T5">8</text:span></text:p>
              </table:table-cell>
              <table:table-cell>
                <text:p text:style-name="P6"><text:span text:style-name="T5">6</text:span></text:p>
              </table:table-cell>
              <table:table-cell>
                <text:p text:style-name="P6"><text:span text:style-name="T5">1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3" draw:layer="layout" svg:width="8cm" svg:height="2cm" svg:x="10.801cm" svg:y="1cm">
          <text:p text:style-name="P7"><text:span text:style-name="T3">KAZOMAT D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cm" svg:height="1cm" svg:x="26.701cm" svg:y="11.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5cm" svg:height="1.505cm" svg:x="1.001cm" svg:y="1.995cm">
          <draw:image xlink:href="Pictures/100002010000012B0000012C25093A87.png" xlink:type="simple" xlink:show="embed" xlink:actuate="onLoad">
            <text:p/>
          </draw:image>
        </draw:frame>
        <draw:frame draw:style-name="gr4" draw:text-style-name="P8" draw:layer="layout" svg:width="3.3cm" svg:height="2.75cm" svg:x="29.701cm" svg:y="0cm">
          <draw:text-box>
            <text:p text:style-name="P8">s9</text:p>
          </draw:text-box>
        </draw:frame>
        <draw:frame draw:style-name="gr14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15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1" draw:text-style-name="P2" draw:layer="layout" svg:width="4cm" svg:height="3.314cm" svg:x="24.2cm" svg:y="2.486cm">
          <text:p text:style-name="P9"><text:span text:style-name="T1">3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9"><text:span text:style-name="T1">1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9"><text:span text:style-name="T1">5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9"><text:span text:style-name="T1">5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9"><text:span text:style-name="T1">2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9">5+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9"><text:span text:style-name="T1">4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9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6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7"><text:span text:style-name="T3">KAZOMAT <text:s/>D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4.5cm" svg:height="2.75cm" svg:x="30cm" svg:y="1cm">
          <draw:text-box>
            <text:p text:style-name="P8">s 4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g>
            <draw:custom-shape draw:style-name="gr16" draw:text-style-name="P1" draw:layer="layout" svg:width="4.177cm" svg:height="1.671cm" svg:x="12.5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2.5cm" svg:y1="11.997cm" svg:x2="16.677cm" svg:y2="11.997cm">
              <text:p/>
            </draw:line>
            <draw:line draw:style-name="gr18" draw:text-style-name="P1" draw:layer="layout" svg:x1="13.336cm" svg:y1="11.162cm" svg:x2="13.336cm" svg:y2="12.833cm">
              <text:p/>
            </draw:line>
            <draw:line draw:style-name="gr18" draw:text-style-name="P1" draw:layer="layout" svg:x1="14.171cm" svg:y1="11.162cm" svg:x2="14.171cm" svg:y2="12.833cm">
              <text:p/>
            </draw:line>
            <draw:line draw:style-name="gr18" draw:text-style-name="P1" draw:layer="layout" svg:x1="15.006cm" svg:y1="11.162cm" svg:x2="15.006cm" svg:y2="12.833cm">
              <text:p/>
            </draw:line>
            <draw:line draw:style-name="gr18" draw:text-style-name="P1" draw:layer="layout" svg:x1="15.842cm" svg:y1="11.162cm" svg:x2="15.842cm" svg:y2="12.833cm">
              <text:p/>
            </draw:line>
          </draw:g>
          <draw:custom-shape draw:style-name="gr13" draw:text-style-name="P1" draw:layer="layout" svg:width="0.835cm" svg:height="0.167cm" svg:x="13.3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5.0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3.3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5.0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4cm" svg:x="12.739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13.585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4cm" svg:x="14.432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4cm" svg:x="12.739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13.585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4cm" svg:x="14.432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7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7cm" svg:y1="11.997cm" svg:x2="11.177cm" svg:y2="11.997cm">
              <text:p/>
            </draw:line>
            <draw:line draw:style-name="gr18" draw:text-style-name="P1" draw:layer="layout" svg:x1="7.836cm" svg:y1="11.162cm" svg:x2="7.836cm" svg:y2="12.833cm">
              <text:p/>
            </draw:line>
            <draw:line draw:style-name="gr18" draw:text-style-name="P1" draw:layer="layout" svg:x1="8.671cm" svg:y1="11.162cm" svg:x2="8.671cm" svg:y2="12.833cm">
              <text:p/>
            </draw:line>
            <draw:line draw:style-name="gr18" draw:text-style-name="P1" draw:layer="layout" svg:x1="9.506cm" svg:y1="11.162cm" svg:x2="9.506cm" svg:y2="12.833cm">
              <text:p/>
            </draw:line>
            <draw:line draw:style-name="gr18" draw:text-style-name="P1" draw:layer="layout" svg:x1="10.342cm" svg:y1="11.162cm" svg:x2="10.342cm" svg:y2="12.833cm">
              <text:p/>
            </draw:line>
          </draw:g>
          <draw:custom-shape draw:style-name="gr13" draw:text-style-name="P1" draw:layer="layout" svg:width="0.835cm" svg:height="0.167cm" svg:x="7.8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9.5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7.8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9.5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5cm" svg:x="7.23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8.085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5cm" svg:x="8.932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9.77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7.239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8.085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5cm" svg:x="8.932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6" draw:text-style-name="P1" draw:layer="layout" svg:width="4.177cm" svg:height="1.671cm" svg:x="30.323cm" svg:y="2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7" draw:text-style-name="P1" draw:layer="layout" svg:x1="30.323cm" svg:y1="3.502cm" svg:x2="34.5cm" svg:y2="3.502cm">
                <text:p/>
              </draw:line>
              <draw:line draw:style-name="gr18" draw:text-style-name="P1" draw:layer="layout" svg:x1="31.158cm" svg:y1="2.667cm" svg:x2="31.158cm" svg:y2="4.338cm">
                <text:p/>
              </draw:line>
              <draw:line draw:style-name="gr18" draw:text-style-name="P1" draw:layer="layout" svg:x1="31.994cm" svg:y1="2.667cm" svg:x2="31.994cm" svg:y2="4.338cm">
                <text:p/>
              </draw:line>
              <draw:line draw:style-name="gr18" draw:text-style-name="P1" draw:layer="layout" svg:x1="32.829cm" svg:y1="2.667cm" svg:x2="32.829cm" svg:y2="4.338cm">
                <text:p/>
              </draw:line>
              <draw:line draw:style-name="gr18" draw:text-style-name="P1" draw:layer="layout" svg:x1="33.664cm" svg:y1="2.667cm" svg:x2="33.664cm" svg:y2="4.338cm">
                <text:p/>
              </draw:line>
            </draw:g>
            <draw:custom-shape draw:style-name="gr13" draw:text-style-name="P1" draw:layer="layout" svg:width="0.836cm" svg:height="0.167cm" svg:x="31.158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835cm" svg:height="0.167cm" svg:x="32.829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836cm" svg:height="0.167cm" svg:x="31.158cm" svg:y="4.33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0.835cm" svg:height="0.167cm" svg:x="32.829cm" svg:y="4.33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1" draw:layer="layout" svg:width="0.384cm" svg:height="0.384cm" svg:x="30.562cm" svg:y="2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18.323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8.323cm" svg:y1="16.498cm" svg:x2="22.5cm" svg:y2="16.498cm">
              <text:p/>
            </draw:line>
            <draw:line draw:style-name="gr18" draw:text-style-name="P1" draw:layer="layout" svg:x1="19.159cm" svg:y1="15.662cm" svg:x2="19.159cm" svg:y2="17.333cm">
              <text:p/>
            </draw:line>
            <draw:line draw:style-name="gr18" draw:text-style-name="P1" draw:layer="layout" svg:x1="19.994cm" svg:y1="15.662cm" svg:x2="19.994cm" svg:y2="17.333cm">
              <text:p/>
            </draw:line>
            <draw:line draw:style-name="gr18" draw:text-style-name="P1" draw:layer="layout" svg:x1="20.829cm" svg:y1="15.662cm" svg:x2="20.829cm" svg:y2="17.333cm">
              <text:p/>
            </draw:line>
            <draw:line draw:style-name="gr18" draw:text-style-name="P1" draw:layer="layout" svg:x1="21.665cm" svg:y1="15.662cm" svg:x2="21.665cm" svg:y2="17.333cm">
              <text:p/>
            </draw:line>
          </draw:g>
          <draw:custom-shape draw:style-name="gr13" draw:text-style-name="P1" draw:layer="layout" svg:width="0.835cm" svg:height="0.167cm" svg:x="19.15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20.82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9.159cm" svg:y="17.3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20.829cm" svg:y="17.3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5cm" svg:x="18.56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19.408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5cm" svg:x="20.25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21.10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18.56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19.408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5cm" svg:x="20.25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21.10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7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7cm" svg:y1="16.498cm" svg:x2="11.177cm" svg:y2="16.498cm">
              <text:p/>
            </draw:line>
            <draw:line draw:style-name="gr18" draw:text-style-name="P1" draw:layer="layout" svg:x1="7.836cm" svg:y1="15.662cm" svg:x2="7.836cm" svg:y2="17.333cm">
              <text:p/>
            </draw:line>
            <draw:line draw:style-name="gr18" draw:text-style-name="P1" draw:layer="layout" svg:x1="8.671cm" svg:y1="15.662cm" svg:x2="8.671cm" svg:y2="17.333cm">
              <text:p/>
            </draw:line>
            <draw:line draw:style-name="gr18" draw:text-style-name="P1" draw:layer="layout" svg:x1="9.506cm" svg:y1="15.662cm" svg:x2="9.506cm" svg:y2="17.333cm">
              <text:p/>
            </draw:line>
            <draw:line draw:style-name="gr18" draw:text-style-name="P1" draw:layer="layout" svg:x1="10.342cm" svg:y1="15.662cm" svg:x2="10.342cm" svg:y2="17.333cm">
              <text:p/>
            </draw:line>
          </draw:g>
          <draw:custom-shape draw:style-name="gr13" draw:text-style-name="P1" draw:layer="layout" svg:width="0.835cm" svg:height="0.167cm" svg:x="7.83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9.50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7.836cm" svg:y="17.3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9.506cm" svg:y="17.3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4cm" svg:x="7.23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8.08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4cm" svg:x="8.93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9.77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4cm" svg:x="10.54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7.23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8.08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5cm" svg:x="8.93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9.77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12.823cm" svg:y="6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2.823cm" svg:y1="7.497cm" svg:x2="17cm" svg:y2="7.497cm">
              <text:p/>
            </draw:line>
            <draw:line draw:style-name="gr18" draw:text-style-name="P1" draw:layer="layout" svg:x1="13.659cm" svg:y1="6.662cm" svg:x2="13.659cm" svg:y2="8.333cm">
              <text:p/>
            </draw:line>
            <draw:line draw:style-name="gr18" draw:text-style-name="P1" draw:layer="layout" svg:x1="14.494cm" svg:y1="6.662cm" svg:x2="14.494cm" svg:y2="8.333cm">
              <text:p/>
            </draw:line>
            <draw:line draw:style-name="gr18" draw:text-style-name="P1" draw:layer="layout" svg:x1="15.329cm" svg:y1="6.662cm" svg:x2="15.329cm" svg:y2="8.333cm">
              <text:p/>
            </draw:line>
            <draw:line draw:style-name="gr18" draw:text-style-name="P1" draw:layer="layout" svg:x1="16.165cm" svg:y1="6.662cm" svg:x2="16.165cm" svg:y2="8.333cm">
              <text:p/>
            </draw:line>
          </draw:g>
          <draw:custom-shape draw:style-name="gr13" draw:text-style-name="P1" draw:layer="layout" svg:width="0.835cm" svg:height="0.167cm" svg:x="13.659cm" svg:y="6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5.329cm" svg:y="6.49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3.659cm" svg:y="8.33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5.329cm" svg:y="8.33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4cm" svg:x="13.06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13.908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4cm" svg:x="14.75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15.60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4cm" svg:x="16.36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13.06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13.908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6cm" svg:height="0.385cm" svg:x="14.75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15.60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16.36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7.084cm" svg:y="6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7.084cm" svg:y1="7.389cm" svg:x2="11.261cm" svg:y2="7.389cm">
              <text:p/>
            </draw:line>
            <draw:line draw:style-name="gr18" draw:text-style-name="P1" draw:layer="layout" svg:x1="7.919cm" svg:y1="6.554cm" svg:x2="7.919cm" svg:y2="8.225cm">
              <text:p/>
            </draw:line>
            <draw:line draw:style-name="gr18" draw:text-style-name="P1" draw:layer="layout" svg:x1="8.755cm" svg:y1="6.554cm" svg:x2="8.755cm" svg:y2="8.225cm">
              <text:p/>
            </draw:line>
            <draw:line draw:style-name="gr18" draw:text-style-name="P1" draw:layer="layout" svg:x1="9.59cm" svg:y1="6.554cm" svg:x2="9.59cm" svg:y2="8.225cm">
              <text:p/>
            </draw:line>
            <draw:line draw:style-name="gr18" draw:text-style-name="P1" draw:layer="layout" svg:x1="10.425cm" svg:y1="6.554cm" svg:x2="10.425cm" svg:y2="8.225cm">
              <text:p/>
            </draw:line>
          </draw:g>
          <draw:custom-shape draw:style-name="gr13" draw:text-style-name="P1" draw:layer="layout" svg:width="0.836cm" svg:height="0.167cm" svg:x="7.919cm" svg:y="6.3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9.59cm" svg:y="6.3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7.919cm" svg:y="8.22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9.59cm" svg:y="8.2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5cm" svg:x="7.323cm" svg:y="6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7.323cm" svg:y="7.5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18.323cm" svg:y="11.1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8.323cm" svg:y1="12.003cm" svg:x2="22.5cm" svg:y2="12.003cm">
              <text:p/>
            </draw:line>
            <draw:line draw:style-name="gr18" draw:text-style-name="P1" draw:layer="layout" svg:x1="19.158cm" svg:y1="11.167cm" svg:x2="19.158cm" svg:y2="12.838cm">
              <text:p/>
            </draw:line>
            <draw:line draw:style-name="gr18" draw:text-style-name="P1" draw:layer="layout" svg:x1="19.994cm" svg:y1="11.167cm" svg:x2="19.994cm" svg:y2="12.838cm">
              <text:p/>
            </draw:line>
            <draw:line draw:style-name="gr18" draw:text-style-name="P1" draw:layer="layout" svg:x1="20.829cm" svg:y1="11.167cm" svg:x2="20.829cm" svg:y2="12.838cm">
              <text:p/>
            </draw:line>
            <draw:line draw:style-name="gr18" draw:text-style-name="P1" draw:layer="layout" svg:x1="21.664cm" svg:y1="11.167cm" svg:x2="21.664cm" svg:y2="12.838cm">
              <text:p/>
            </draw:line>
          </draw:g>
          <draw:custom-shape draw:style-name="gr13" draw:text-style-name="P1" draw:layer="layout" svg:width="0.836cm" svg:height="0.167cm" svg:x="19.158cm" svg:y="1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20.829cm" svg:y="1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9.158cm" svg:y="12.83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20.829cm" svg:y="12.83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5cm" svg:x="18.562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19.408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18.562cm" svg:y="12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6" draw:text-style-name="P1" draw:layer="layout" svg:width="4.177cm" svg:height="1.671cm" svg:x="12.701cm" svg:y="15.6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7" draw:text-style-name="P1" draw:layer="layout" svg:x1="12.701cm" svg:y1="16.519cm" svg:x2="16.878cm" svg:y2="16.519cm">
              <text:p/>
            </draw:line>
            <draw:line draw:style-name="gr18" draw:text-style-name="P1" draw:layer="layout" svg:x1="13.536cm" svg:y1="15.683cm" svg:x2="13.536cm" svg:y2="17.354cm">
              <text:p/>
            </draw:line>
            <draw:line draw:style-name="gr18" draw:text-style-name="P1" draw:layer="layout" svg:x1="14.372cm" svg:y1="15.683cm" svg:x2="14.372cm" svg:y2="17.354cm">
              <text:p/>
            </draw:line>
            <draw:line draw:style-name="gr18" draw:text-style-name="P1" draw:layer="layout" svg:x1="15.207cm" svg:y1="15.683cm" svg:x2="15.207cm" svg:y2="17.354cm">
              <text:p/>
            </draw:line>
            <draw:line draw:style-name="gr18" draw:text-style-name="P1" draw:layer="layout" svg:x1="16.042cm" svg:y1="15.683cm" svg:x2="16.042cm" svg:y2="17.354cm">
              <text:p/>
            </draw:line>
          </draw:g>
          <draw:custom-shape draw:style-name="gr13" draw:text-style-name="P1" draw:layer="layout" svg:width="0.836cm" svg:height="0.167cm" svg:x="13.536cm" svg:y="15.51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5.207cm" svg:y="15.51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3.536cm" svg:y="17.35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15.207cm" svg:y="17.35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4cm" svg:x="12.94cm" svg:y="15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13.786cm" svg:y="15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12.94cm" svg:y="16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13.786cm" svg:y="16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" draw:layer="layout" svg:width="4.177cm" svg:height="1.671cm" svg:x="18.323cm" svg:y="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" draw:layer="layout" svg:x1="18.323cm" svg:y1="7.502cm" svg:x2="22.5cm" svg:y2="7.502cm">
            <text:p/>
          </draw:line>
          <draw:line draw:style-name="gr20" draw:text-style-name="P1" draw:layer="layout" svg:x1="19.158cm" svg:y1="6.667cm" svg:x2="19.158cm" svg:y2="8.338cm">
            <text:p/>
          </draw:line>
          <draw:line draw:style-name="gr20" draw:text-style-name="P1" draw:layer="layout" svg:x1="19.994cm" svg:y1="6.667cm" svg:x2="19.994cm" svg:y2="8.338cm">
            <text:p/>
          </draw:line>
          <draw:line draw:style-name="gr20" draw:text-style-name="P1" draw:layer="layout" svg:x1="20.829cm" svg:y1="6.667cm" svg:x2="20.829cm" svg:y2="8.338cm">
            <text:p/>
          </draw:line>
          <draw:line draw:style-name="gr20" draw:text-style-name="P1" draw:layer="layout" svg:x1="21.664cm" svg:y1="6.667cm" svg:x2="21.664cm" svg:y2="8.338cm">
            <text:p/>
          </draw:line>
          <draw:custom-shape draw:style-name="gr13" draw:text-style-name="P1" draw:layer="layout" svg:width="0.836cm" svg:height="0.167cm" svg:x="19.158cm" svg:y="6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20.829cm" svg:y="6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6cm" svg:height="0.167cm" svg:x="19.158cm" svg:y="8.33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835cm" svg:height="0.167cm" svg:x="20.829cm" svg:y="8.33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84cm" svg:height="0.384cm" svg:x="18.562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19.408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4cm" svg:x="20.255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4cm" svg:height="0.385cm" svg:x="18.562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385cm" svg:height="0.385cm" svg:x="19.408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Standard">
        <draw:custom-shape draw:style-name="gr2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1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6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6"><text:span text:style-name="T1">1</text:span></text:p>
              </table:table-cell>
              <table:table-cell>
                <text:p text:style-name="P6"><text:span text:style-name="T1">2</text:span></text:p>
              </table:table-cell>
              <table:table-cell>
                <text:p text:style-name="P6"><text:span text:style-name="T1">3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">4</text:span></text:p>
              </table:table-cell>
              <table:table-cell>
                <text:p text:style-name="P6"><text:span text:style-name="T1">5</text:span></text:p>
              </table:table-cell>
              <table:table-cell>
                <text:p text:style-name="P6"><text:span text:style-name="T1">6</text:span></text:p>
              </table:table-cell>
            </table:table-row>
            <table:table-row table:style-name="ro3" table:default-cell-style-name="ce4">
              <table:table-cell>
                <text:p text:style-name="P6"><text:span text:style-name="T1">2</text:span></text:p>
              </table:table-cell>
              <table:table-cell>
                <text:p text:style-name="P6"><text:span text:style-name="T1">4</text:span></text:p>
              </table:table-cell>
              <table:table-cell>
                <text:p text:style-name="P6"><text:span text:style-name="T1">3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7"><text:span text:style-name="T3">KAZOMAT D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4" draw:text-style-name="P8" draw:layer="layout" svg:width="3.3cm" svg:height="2.75cm" svg:x="29.7cm" svg:y="0cm">
          <draw:text-box>
            <text:p text:style-name="P8">s8</text:p>
          </draw:text-box>
        </draw:frame>
        <draw:frame draw:style-name="gr15" draw:text-style-name="P1" draw:layer="layout" svg:width="1.864cm" svg:height="1.865cm" svg:x="4.136cm" svg:y="3.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8cm" svg:height="1.72cm" svg:x="22cm" svg:y="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24.486cm" svg:y="8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3.612cm" svg:y="16.34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1.572cm" svg:y="16.89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4.801cm" svg:y="17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6.365cm" svg:y="7.6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.63cm" svg:y="7.4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701cm" svg:y="9.36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4.5cm" svg:y="17.1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1.9cm" svg:y="1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.953cm" svg:y="12.926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33.473cm" svg:y="18.92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4.957cm" svg:y="12.95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4.329cm" svg:y="12.52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546cm" svg:y="12.94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3.789cm" svg:y="10.662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2.694cm" svg:y="14.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6.1cm" svg:y="13.48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23.601cm" svg:y="2.921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535cm" svg:y="1.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2.305cm" svg:y="3.06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381cm" svg:y="6.8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4.495cm" svg:y="9.03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2.564cm" svg:y="5.763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5.004cm" svg:y="8.4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1.658cm" svg:y="4.62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5.626cm" svg:y="4.542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3.691cm" svg:y="11.85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1.307cm" svg:y="13.429cm">
          <draw:image xlink:href="Pictures/10000000000000A0000000A265565B48.jpg" xlink:type="simple" xlink:show="embed" xlink:actuate="onLoad">
            <text:p/>
          </draw:image>
        </draw:frame>
      </draw:page>
      <draw:page draw:name="page6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2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4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9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5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3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6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D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5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frame draw:style-name="gr22" draw:text-style-name="P1" draw:layer="layout" svg:width="2.32cm" svg:height="2.32cm" svg:x="18cm" svg:y="11.09cm">
          <draw:image xlink:href="Pictures/100000000000007E0000007E02CD2C8A.gif" xlink:type="simple" xlink:show="embed" xlink:actuate="onLoad">
            <text:p/>
          </draw:image>
        </draw:frame>
        <draw:frame draw:style-name="gr23" draw:text-style-name="P1" draw:layer="layout" svg:width="2.376cm" svg:height="2.376cm" svg:x="14.624cm" svg:y="15.5cm">
          <draw:image xlink:href="Pictures/10000000000000760000007627A58627.gif" xlink:type="simple" xlink:show="embed" xlink:actuate="onLoad">
            <text:p/>
          </draw:image>
        </draw:frame>
        <draw:frame draw:style-name="gr23" draw:text-style-name="P1" draw:layer="layout" svg:width="2.417cm" svg:height="2.416cm" svg:x="20.328cm" svg:y="11cm">
          <draw:image xlink:href="Pictures/100000000000007800000078171A3D7B.gif" xlink:type="simple" xlink:show="embed" xlink:actuate="onLoad">
            <text:p/>
          </draw:image>
        </draw:frame>
        <draw:frame draw:style-name="gr23" draw:text-style-name="P1" draw:layer="layout" svg:width="2.237cm" svg:height="2.235cm" svg:x="9.477cm" svg:y="10.5cm">
          <draw:image xlink:href="Pictures/100000000000007B0000007B2A80E7DB.gif" xlink:type="simple" xlink:show="embed" xlink:actuate="onLoad">
            <text:p/>
          </draw:image>
        </draw:frame>
        <draw:frame draw:style-name="gr23" draw:text-style-name="P1" draw:layer="layout" svg:width="2.175cm" svg:height="2.176cm" svg:x="9.425cm" svg:y="6.562cm">
          <draw:image xlink:href="Pictures/100000000000006900000069C0381401.gif" xlink:type="simple" xlink:show="embed" xlink:actuate="onLoad">
            <text:p/>
          </draw:image>
        </draw:frame>
        <draw:frame draw:style-name="gr22" draw:text-style-name="P1" draw:layer="layout" svg:width="2.722cm" svg:height="2.719cm" svg:x="7.778cm" svg:y="15.281cm">
          <draw:image xlink:href="Pictures/100000000000007800000078171A3D7B.gif" xlink:type="simple" xlink:show="embed" xlink:actuate="onLoad">
            <text:p/>
          </draw:image>
        </draw:frame>
        <draw:frame draw:style-name="gr22" draw:text-style-name="P1" draw:layer="layout" svg:width="2.518cm" svg:height="2.515cm" svg:x="19cm" svg:y="5.985cm">
          <draw:image xlink:href="Pictures/100000000000007B0000007B2A80E7DB.gif" xlink:type="simple" xlink:show="embed" xlink:actuate="onLoad">
            <text:p/>
          </draw:image>
        </draw:frame>
        <draw:frame draw:style-name="gr22" draw:text-style-name="P1" draw:layer="layout" svg:width="2.612cm" svg:height="2.613cm" svg:x="18.888cm" svg:y="15.387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21cm" svg:height="2.32cm" svg:x="6.885cm" svg:y="6.5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21cm" svg:height="2.321cm" svg:x="12.167cm" svg:y="15.586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21cm" svg:height="2.322cm" svg:x="7cm" svg:y="10.509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321cm" svg:height="2.32cm" svg:x="32.749cm" svg:y="9.769cm">
          <draw:image xlink:href="Pictures/100000000000007E0000007E02CD2C8A.gif" xlink:type="simple" xlink:show="embed" xlink:actuate="onLoad">
            <text:p/>
          </draw:image>
        </draw:frame>
        <draw:frame draw:style-name="gr23" draw:text-style-name="P1" draw:layer="layout" svg:width="2.321cm" svg:height="2.32cm" svg:x="30.589cm" svg:y="6.835cm">
          <draw:image xlink:href="Pictures/100000000000007E0000007E02CD2C8A.gif" xlink:type="simple" xlink:show="embed" xlink:actuate="onLoad">
            <text:p/>
          </draw:image>
        </draw:frame>
        <draw:frame draw:style-name="gr22" draw:text-style-name="P1" draw:layer="layout" svg:width="2.675cm" svg:height="2.675cm" svg:x="13.325cm" svg:y="10.5cm">
          <draw:image xlink:href="Pictures/10000000000000760000007627A58627.gif" xlink:type="simple" xlink:show="embed" xlink:actuate="onLoad">
            <text:p/>
          </draw:image>
        </draw:frame>
        <draw:frame draw:style-name="gr22" draw:text-style-name="P1" draw:layer="layout" svg:width="2.447cm" svg:height="2.448cm" svg:x="-13.367cm" svg:y="-0.08cm">
          <draw:image xlink:href="Pictures/100000000000006900000069C0381401.gif" xlink:type="simple" xlink:show="embed" xlink:actuate="onLoad">
            <text:p/>
          </draw:image>
        </draw:frame>
        <draw:frame draw:style-name="gr22" draw:text-style-name="P1" draw:layer="layout" svg:width="2.175cm" svg:height="2.176cm" svg:x="13.631cm" svg:y="6.439cm">
          <draw:image xlink:href="Pictures/100000000000006900000069C0381401.gif" xlink:type="simple" xlink:show="embed" xlink:actuate="onLoad">
            <text:p/>
          </draw:image>
        </draw:frame>
      </draw:page>
      <draw:page draw:name="page7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6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0+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3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+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1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D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6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custom-shape draw:style-name="gr24" draw:text-style-name="P1" draw:layer="layout" svg:width="0.857cm" svg:height="0.857cm" svg:x="7.214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8.071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8.929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9.786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0.64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857cm" svg:height="0.857cm" svg:x="3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10" draw:layer="layout" svg:width="0.857cm" svg:height="0.857cm" svg:x="19.286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0" draw:layer="layout" svg:width="0.857cm" svg:height="0.857cm" svg:x="20.14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10" draw:layer="layout" svg:width="0.857cm" svg:height="0.857cm" svg:x="31.88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0" draw:layer="layout" svg:width="0.857cm" svg:height="0.857cm" svg:x="32.737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0" draw:layer="layout" svg:width="0.857cm" svg:height="0.857cm" svg:x="33.594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0" draw:layer="layout" svg:width="0.858cm" svg:height="0.857cm" svg:x="34.451cm" svg:y="10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10" draw:layer="layout" svg:width="0.857cm" svg:height="0.858cm" svg:x="31.995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0" draw:layer="layout" svg:width="0.857cm" svg:height="0.858cm" svg:x="32.852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0" draw:layer="layout" svg:width="0.857cm" svg:height="0.858cm" svg:x="33.709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5" draw:text-style-name="P10" draw:layer="layout" svg:width="0.857cm" svg:height="0.857cm" svg:x="12.714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0" draw:layer="layout" svg:width="0.857cm" svg:height="0.857cm" svg:x="13.571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0" draw:layer="layout" svg:width="0.857cm" svg:height="0.857cm" svg:x="14.428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0" draw:layer="layout" svg:width="0.858cm" svg:height="0.857cm" svg:x="15.285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0" draw:layer="layout" svg:width="0.857cm" svg:height="0.857cm" svg:x="16.143cm" svg:y="6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857cm" svg:height="0.858cm" svg:x="7.214cm" svg:y="16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0.857cm" svg:height="0.857cm" svg:x="12.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7cm" svg:x="13.3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857cm" svg:height="0.858cm" svg:x="7.214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8cm" svg:x="8.071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8cm" svg:x="8.929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8cm" svg:x="9.786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857cm" svg:height="0.857cm" svg:x="12.714cm" svg:y="7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7cm" svg:x="13.571cm" svg:y="7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7cm" svg:x="14.429cm" svg:y="7.5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8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8.8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9.71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0.572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1.429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2.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3.3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4.2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5.0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5.9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8cm" svg:x="30.71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8cm" svg:x="31.567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8cm" svg:x="32.425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8cm" svg:x="33.282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8cm" svg:x="34.139cm" svg:y="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7.214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8.071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8.929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9.786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0.643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8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8.8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9.7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0.5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1.4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857cm" svg:height="0.857cm" svg:x="12.58cm" svg:y="16.5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7cm" svg:x="13.437cm" svg:y="16.5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2.58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3.437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4.295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5.152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6.009cm" svg:y="15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857cm" svg:height="0.858cm" svg:x="18.061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8cm" svg:height="0.858cm" svg:x="18.918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8cm" svg:x="19.776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857cm" svg:height="0.858cm" svg:x="20.633cm" svg:y="7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18.061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18.918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9.776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0.633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21.49cm" svg:y="6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7.156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8.013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8.871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9.728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0.585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857cm" svg:height="0.857cm" svg:x="7.156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8cm" svg:height="0.857cm" svg:x="8.013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8.871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9.728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857cm" svg:height="0.857cm" svg:x="10.585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8" draw:style-name="dp1" draw:master-page-name="Standard">
        <draw:custom-shape draw:style-name="gr2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1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6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6"><text:span text:style-name="T1">7</text:span></text:p>
              </table:table-cell>
              <table:table-cell>
                <text:p text:style-name="P6"><text:span text:style-name="T1">5</text:span></text:p>
              </table:table-cell>
              <table:table-cell>
                <text:p text:style-name="P6"><text:span text:style-name="T1">6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">4</text:span></text:p>
              </table:table-cell>
              <table:table-cell>
                <text:p text:style-name="P6"><text:span text:style-name="T1">5</text:span></text:p>
              </table:table-cell>
              <table:table-cell>
                <text:p text:style-name="P6"><text:span text:style-name="T1">9</text:span></text:p>
              </table:table-cell>
            </table:table-row>
            <table:table-row table:style-name="ro3" table:default-cell-style-name="ce4">
              <table:table-cell>
                <text:p text:style-name="P6"><text:span text:style-name="T1">7</text:span></text:p>
              </table:table-cell>
              <table:table-cell>
                <text:p text:style-name="P6"><text:span text:style-name="T1">4</text:span></text:p>
              </table:table-cell>
              <table:table-cell>
                <text:p text:style-name="P6"><text:span text:style-name="T1">3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7"><text:span text:style-name="T3">KAZOMAT D.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4" draw:text-style-name="P8" draw:layer="layout" svg:width="3.3cm" svg:height="2.75cm" svg:x="29.7cm" svg:y="0cm">
          <draw:text-box>
            <text:p text:style-name="P8">s8</text:p>
          </draw:text-box>
        </draw:frame>
        <draw:frame draw:style-name="gr15" draw:text-style-name="P1" draw:layer="layout" svg:width="1.864cm" svg:height="1.865cm" svg:x="3.167cm" svg:y="3.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8cm" svg:height="1.72cm" svg:x="22cm" svg:y="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24.486cm" svg:y="8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5.229cm" svg:y="16.55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3.565cm" svg:y="17.91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3.102cm" svg:y="16.345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6.365cm" svg:y="7.6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.63cm" svg:y="7.43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701cm" svg:y="9.36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5.377cm" svg:y="3.45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1.9cm" svg:y="16.581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6.699cm" svg:y="11.78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4.95cm" svg:y="16.40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4.799cm" svg:y="11.78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4.329cm" svg:y="12.52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.542cm" svg:y="11.81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3.789cm" svg:y="10.662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3.526cm" svg:y="11.75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6.1cm" svg:y="13.48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1.512cm" svg:y="12.5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3.514cm" svg:y="2.731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2.305cm" svg:y="3.06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381cm" svg:y="6.8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4.495cm" svg:y="9.031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2.564cm" svg:y="5.763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5.004cm" svg:y="8.4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21.658cm" svg:y="4.623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5.626cm" svg:y="4.542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3.68cm" svg:y="4.596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1.307cm" svg:y="13.429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6.75cm" svg:y="16.408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1.777cm" svg:y="18.06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3.547cm" svg:y="18.06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5.316cm" svg:y="18.06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7.086cm" svg:y="18.06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2.877cm" svg:y="13.68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4.576cm" svg:y="13.68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6.275cm" svg:y="13.684cm">
          <draw:image xlink:href="Pictures/10000000000000A0000000A265565B48.jpg" xlink:type="simple" xlink:show="embed" xlink:actuate="onLoad">
            <text:p/>
          </draw:image>
        </draw:frame>
      </draw:page>
      <draw:page draw:name="page9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5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4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2+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0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9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1"><text:span text:style-name="T3">KAZOMAT <text:s/>D.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5cm" svg:height="2.75cm" svg:x="30cm" svg:y="1cm">
          <draw:text-box>
            <text:p>s 7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6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6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6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3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6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custom-shape draw:style-name="gr40" draw:text-style-name="P1" draw:layer="layout" svg:width="1.273cm" svg:height="1.273cm" svg:x="8.378cm" svg:y="16.2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273cm" svg:height="1.274cm" svg:x="7.529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273cm" svg:height="1.274cm" svg:x="9.227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455cm" svg:height="1.455cm" svg:x="13cm" svg:y="10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455cm" svg:height="1.455cm" svg:x="14.94cm" svg:y="11.7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2.547cm" svg:height="2.546cm" svg:x="30.453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6cm" svg:height="1.106cm" svg:x="8.896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5cm" svg:height="1.106cm" svg:x="10.518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6cm" svg:height="1.106cm" svg:x="9.633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6cm" svg:height="1.106cm" svg:x="7.2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1.105cm" svg:height="1.106cm" svg:x="7.938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8.906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10.151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5cm" svg:height="0.848cm" svg:x="9.472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7.604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8cm" svg:height="0.848cm" svg:x="8.171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9.529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8.227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21.051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8cm" svg:x="20.372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18.504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8cm" svg:x="19.07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49cm" svg:height="0.849cm" svg:x="20.429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" draw:layer="layout" svg:width="0.85cm" svg:height="0.849cm" svg:x="19.126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40" draw:text-style-name="P1" draw:layer="layout" svg:width="1.116cm" svg:height="1.116cm" svg:x="19.877cm" svg:y="7.78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1.117cm" svg:height="1.116cm" svg:x="19.862cm" svg:y="5.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1.115cm" svg:height="1.116cm" svg:x="18.4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1.116cm" svg:height="1.116cm" svg:x="21.256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40" draw:text-style-name="P1" draw:layer="layout" svg:width="0.683cm" svg:height="0.682cm" svg:x="21.057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2cm" svg:x="20.126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2cm" svg:x="19.009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19.079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21.082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4cm" svg:x="20.047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4cm" svg:x="21.048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4cm" svg:x="19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3cm" svg:x="20.047cm" svg:y="11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40" draw:text-style-name="P1" draw:layer="layout" svg:width="0.683cm" svg:height="0.682cm" svg:x="15.293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14.362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13.245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2cm" svg:x="13.314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2cm" svg:x="15.318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2cm" svg:height="0.683cm" svg:x="14.283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3cm" svg:height="0.683cm" svg:x="15.284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84cm" svg:height="0.683cm" svg:x="13.235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40" draw:text-style-name="P1" draw:layer="layout" svg:width="0.674cm" svg:height="0.674cm" svg:x="14.633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5.688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3cm" svg:height="0.674cm" svg:x="15.031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3cm" svg:height="0.674cm" svg:x="13.6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3.997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5cm" svg:height="0.674cm" svg:x="14.23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5.285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4.755cm" svg:y="14.94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6.106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40" draw:text-style-name="P1" draw:layer="layout" svg:width="0.674cm" svg:height="0.674cm" svg:x="13cm" svg:y="17.32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</draw:page>
      <draw:page draw:name="page10" draw:style-name="dp1" draw:master-page-name="Standard">
        <draw:custom-shape draw:style-name="gr2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6" draw:text-style-name="P1" draw:layer="layout" svg:width="1.442cm" svg:height="1.54cm" svg:x="1.1cm" svg:y="10.96cm">
          <draw:image xlink:href="Pictures/10000201000001190000012CD610D67C.png" xlink:type="simple" xlink:show="embed" xlink:actuate="onLoad">
            <text:p/>
          </draw:image>
        </draw:frame>
        <draw:frame draw:style-name="gr3" draw:text-style-name="P1" draw:layer="layout" svg:width="2cm" svg:height="1.221cm" svg:x="1.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1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4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6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6"><text:span text:style-name="T1">7</text:span></text:p>
              </table:table-cell>
              <table:table-cell>
                <text:p text:style-name="P6"><text:span text:style-name="T1">6</text:span></text:p>
              </table:table-cell>
              <table:table-cell>
                <text:p text:style-name="P6"><text:span text:style-name="T1">8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">9</text:span></text:p>
              </table:table-cell>
              <table:table-cell>
                <text:p text:style-name="P6"><text:span text:style-name="T1">5</text:span></text:p>
              </table:table-cell>
              <table:table-cell>
                <text:p text:style-name="P6"><text:span text:style-name="T1">6</text:span></text:p>
              </table:table-cell>
            </table:table-row>
            <table:table-row table:style-name="ro3" table:default-cell-style-name="ce4">
              <table:table-cell>
                <text:p text:style-name="P6"><text:span text:style-name="T1">10</text:span></text:p>
              </table:table-cell>
              <table:table-cell>
                <text:p text:style-name="P6"><text:span text:style-name="T1">5</text:span></text:p>
              </table:table-cell>
              <table:table-cell>
                <text:p text:style-name="P6"><text:span text:style-name="T1">7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" draw:text-style-name="P3" draw:layer="layout" svg:width="8cm" svg:height="2cm" svg:x="10.8cm" svg:y="1cm">
          <text:p text:style-name="P7"><text:span text:style-name="T3">KAZOMAT D.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6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4" draw:text-style-name="P8" draw:layer="layout" svg:width="3.3cm" svg:height="2.75cm" svg:x="29.7cm" svg:y="0cm">
          <draw:text-box>
            <text:p text:style-name="P8">s8</text:p>
          </draw:text-box>
        </draw:frame>
        <draw:frame draw:style-name="gr15" draw:text-style-name="P1" draw:layer="layout" svg:width="1.865cm" svg:height="1.865cm" svg:x="33.612cm" svg:y="16.34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4.814cm" svg:y="16.39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1.873cm" svg:y="16.38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699cm" svg:height="1.719cm" svg:x="5.993cm" svg:y="8.182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865cm" svg:height="1.865cm" svg:x="34.329cm" svg:y="12.527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0.546cm" svg:y="12.94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3.789cm" svg:y="10.662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2.694cm" svg:y="14.09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6.068cm" svg:y="2.915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5.494cm" svg:y="8.01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2.665cm" svg:y="2.906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4.53cm" svg:y="4.454cm">
          <draw:image xlink:href="Pictures/100000000000021F0000021FC645662D.jpg" xlink:type="simple" xlink:show="embed" xlink:actuate="onLoad">
            <text:p/>
          </draw:image>
        </draw:frame>
        <draw:frame draw:style-name="gr15" draw:text-style-name="P1" draw:layer="layout" svg:width="1.865cm" svg:height="1.865cm" svg:x="35.004cm" svg:y="8.409cm">
          <draw:image xlink:href="Pictures/100000000000021F0000021FC645662D.jpg" xlink:type="simple" xlink:show="embed" xlink:actuate="onLoad">
            <text:p/>
          </draw:image>
        </draw:frame>
        <draw:frame draw:style-name="gr14" draw:text-style-name="P1" draw:layer="layout" svg:width="3.452cm" svg:height="1.806cm" svg:x="22.802cm" svg:y="12.579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21.342cm" svg:y="8.133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2.087cm" svg:y="8.141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1.904cm" svg:y="17.275cm">
          <draw:image xlink:href="Pictures/1000000000000343000001B583C2074C.jpg" xlink:type="simple" xlink:show="embed" xlink:actuate="onLoad">
            <text:p/>
          </draw:image>
        </draw:frame>
        <draw:frame draw:style-name="gr15" draw:text-style-name="P1" draw:layer="layout" svg:width="1.699cm" svg:height="1.719cm" svg:x="30.461cm" svg:y="15.176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5.475cm" svg:y="16.204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7.142cm" svg:y="17.247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5.475cm" svg:y="18.123cm">
          <draw:image xlink:href="Pictures/10000000000000A0000000A265565B48.jpg" xlink:type="simple" xlink:show="embed" xlink:actuate="onLoad">
            <text:p/>
          </draw:image>
        </draw:frame>
        <draw:frame draw:style-name="gr14" draw:text-style-name="P1" draw:layer="layout" svg:width="3.452cm" svg:height="1.806cm" svg:x="2.27cm" svg:y="12.69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24.229cm" svg:y="4.392cm">
          <draw:image xlink:href="Pictures/1000000000000343000001B583C2074C.jpg" xlink:type="simple" xlink:show="embed" xlink:actuate="onLoad">
            <text:p/>
          </draw:image>
        </draw:frame>
        <draw:frame draw:style-name="gr14" draw:text-style-name="P1" draw:layer="layout" svg:width="3.452cm" svg:height="1.806cm" svg:x="21.296cm" svg:y="3.03cm">
          <draw:image xlink:href="Pictures/1000000000000343000001B583C2074C.jpg" xlink:type="simple" xlink:show="embed" xlink:actuate="onLoad">
            <text:p/>
          </draw:image>
        </draw:frame>
        <draw:frame draw:style-name="gr15" draw:text-style-name="P1" draw:layer="layout" svg:width="1.699cm" svg:height="1.719cm" svg:x="23.467cm" svg:y="18.006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6.439cm" svg:y="11.85cm">
          <draw:image xlink:href="Pictures/10000000000000A0000000A265565B48.jpg" xlink:type="simple" xlink:show="embed" xlink:actuate="onLoad">
            <text:p/>
          </draw:image>
        </draw:frame>
        <draw:frame draw:style-name="gr15" draw:text-style-name="P1" draw:layer="layout" svg:width="1.699cm" svg:height="1.719cm" svg:x="6.439cm" svg:y="13.569cm">
          <draw:image xlink:href="Pictures/10000000000000A0000000A265565B4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1T21:47:34</dc:date>
    <meta:editing-duration>PT21H42M40S</meta:editing-duration>
    <meta:editing-cycles>115</meta:editing-cycles>
    <meta:generator>LibreOffice/3.5$Linux_X86_64 LibreOffice_project/350m1$Build-2</meta:generator>
    <meta:print-date>2012-11-11T21:10:51</meta:print-date>
    <meta:document-statistic meta:object-count="901"/>
  </office:meta>
</office:document-meta>
</file>